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17b12f" officeooo:paragraph-rsid="0017b12f"/>
    </style:style>
    <style:style style:name="P2" style:family="paragraph" style:parent-style-name="Standard">
      <style:text-properties fo:language="cs" fo:country="CZ" officeooo:rsid="0017b12f" officeooo:paragraph-rsid="001aadb2"/>
    </style:style>
    <style:style style:name="P3" style:family="paragraph" style:parent-style-name="Standard">
      <style:text-properties fo:language="cs" fo:country="CZ" officeooo:rsid="0017b12f" officeooo:paragraph-rsid="001e66ed"/>
    </style:style>
    <style:style style:name="P4" style:family="paragraph" style:parent-style-name="Standard">
      <style:text-properties fo:language="cs" fo:country="CZ" officeooo:rsid="001bca05" officeooo:paragraph-rsid="001bca05"/>
    </style:style>
    <style:style style:name="P5" style:family="paragraph" style:parent-style-name="Standard">
      <style:text-properties fo:language="cs" fo:country="CZ" officeooo:rsid="0023686e" officeooo:paragraph-rsid="0023686e"/>
    </style:style>
    <style:style style:name="P6" style:family="paragraph" style:parent-style-name="Standard">
      <style:text-properties fo:language="cs" fo:country="CZ" officeooo:rsid="001ff7f6" officeooo:paragraph-rsid="001ff7f6"/>
    </style:style>
    <style:style style:name="P7" style:family="paragraph" style:parent-style-name="Standard">
      <style:text-properties fo:language="cs" fo:country="CZ" officeooo:rsid="001aadb2" officeooo:paragraph-rsid="00275966"/>
    </style:style>
    <style:style style:name="P8" style:family="paragraph" style:parent-style-name="Standard">
      <style:text-properties fo:language="cs" fo:country="CZ" officeooo:rsid="001aadb2" officeooo:paragraph-rsid="001ff7f6"/>
    </style:style>
    <style:style style:name="P9" style:family="paragraph" style:parent-style-name="Standard">
      <style:text-properties fo:language="cs" fo:country="CZ" officeooo:rsid="00232acd" officeooo:paragraph-rsid="00281d2f"/>
    </style:style>
    <style:style style:name="P10" style:family="paragraph" style:parent-style-name="Standard">
      <style:text-properties fo:language="cs" fo:country="CZ" officeooo:rsid="00281d2f" officeooo:paragraph-rsid="00281d2f"/>
    </style:style>
    <style:style style:name="P11" style:family="paragraph" style:parent-style-name="Standard">
      <style:text-properties fo:language="cs" fo:country="CZ" officeooo:rsid="001aef17" officeooo:paragraph-rsid="001aef17"/>
    </style:style>
    <style:style style:name="P12" style:family="paragraph" style:parent-style-name="Standard">
      <style:text-properties fo:language="cs" fo:country="CZ" officeooo:rsid="002ce40f" officeooo:paragraph-rsid="002ce40f"/>
    </style:style>
    <style:style style:name="P13" style:family="paragraph" style:parent-style-name="Standard">
      <style:text-properties fo:language="cs" fo:country="CZ" officeooo:rsid="00275966" officeooo:paragraph-rsid="00275966"/>
    </style:style>
    <style:style style:name="P14" style:family="paragraph" style:parent-style-name="Standard">
      <style:text-properties fo:language="cs" fo:country="CZ" officeooo:rsid="002a6d60" officeooo:paragraph-rsid="002a6d60"/>
    </style:style>
    <style:style style:name="P15" style:family="paragraph" style:parent-style-name="Standard">
      <style:text-properties fo:language="cs" fo:country="CZ" officeooo:rsid="002a722a" officeooo:paragraph-rsid="002a722a"/>
    </style:style>
    <style:style style:name="P16" style:family="paragraph" style:parent-style-name="Standard">
      <style:text-properties fo:language="cs" fo:country="CZ" officeooo:rsid="0030ffd6" officeooo:paragraph-rsid="0032a25b"/>
    </style:style>
    <style:style style:name="P17" style:family="paragraph" style:parent-style-name="Standard">
      <style:text-properties fo:language="cs" fo:country="CZ" officeooo:rsid="00328512" officeooo:paragraph-rsid="00328512"/>
    </style:style>
    <style:style style:name="P18" style:family="paragraph" style:parent-style-name="Standard">
      <style:text-properties officeooo:rsid="001aadb2" officeooo:paragraph-rsid="001aadb2"/>
    </style:style>
    <style:style style:name="P19" style:family="paragraph" style:parent-style-name="Standard">
      <style:text-properties officeooo:paragraph-rsid="0019d017"/>
    </style:style>
    <style:style style:name="P20" style:family="paragraph" style:parent-style-name="Standard">
      <style:text-properties officeooo:rsid="001ff7f6" officeooo:paragraph-rsid="00232acd"/>
    </style:style>
    <style:style style:name="P21" style:family="paragraph" style:parent-style-name="Standard">
      <style:text-properties officeooo:rsid="001ff7f6" officeooo:paragraph-rsid="001ff7f6"/>
    </style:style>
    <style:style style:name="P22" style:family="paragraph" style:parent-style-name="Standard">
      <style:text-properties officeooo:rsid="00275966" officeooo:paragraph-rsid="00275966"/>
    </style:style>
    <style:style style:name="P23" style:family="paragraph" style:parent-style-name="Standard">
      <style:text-properties officeooo:rsid="0032a25b" officeooo:paragraph-rsid="0032a25b"/>
    </style:style>
    <style:style style:name="P24" style:family="paragraph" style:parent-style-name="Standard">
      <style:text-properties officeooo:paragraph-rsid="00334b3c"/>
    </style:style>
    <style:style style:name="P25" style:family="paragraph" style:parent-style-name="Standard">
      <style:text-properties officeooo:rsid="00353928" officeooo:paragraph-rsid="00353928"/>
    </style:style>
    <style:style style:name="P26" style:family="paragraph" style:parent-style-name="Standard">
      <style:text-properties officeooo:rsid="00393a00" officeooo:paragraph-rsid="00393a00"/>
    </style:style>
    <style:style style:name="P27" style:family="paragraph" style:parent-style-name="Standard">
      <style:text-properties fo:language="en" fo:country="US" officeooo:rsid="00281d2f" officeooo:paragraph-rsid="00281d2f"/>
    </style:style>
    <style:style style:name="P28" style:family="paragraph" style:parent-style-name="Standard">
      <style:text-properties fo:language="en" fo:country="US" officeooo:rsid="003991a8" officeooo:paragraph-rsid="003991a8"/>
    </style:style>
    <style:style style:name="P29" style:family="paragraph" style:parent-style-name="Text_20_body">
      <style:text-properties fo:language="cs" fo:country="CZ" officeooo:rsid="002e254c" officeooo:paragraph-rsid="002e254c"/>
    </style:style>
    <style:style style:name="P30" style:family="paragraph" style:parent-style-name="Standard">
      <style:text-properties fo:language="cs" fo:country="CZ" officeooo:rsid="002a6d60" officeooo:paragraph-rsid="00281d2f"/>
    </style:style>
    <style:style style:name="P31" style:family="paragraph" style:parent-style-name="Standard">
      <style:text-properties fo:language="cs" fo:country="CZ" officeooo:rsid="003991a8" officeooo:paragraph-rsid="003991a8"/>
    </style:style>
    <style:style style:name="P32" style:family="paragraph" style:parent-style-name="Text_20_body">
      <style:text-properties officeooo:paragraph-rsid="0023e4de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1aadb2"/>
    </style:style>
    <style:style style:name="T3" style:family="text">
      <style:text-properties fo:language="cs" fo:country="CZ" officeooo:rsid="001aef17"/>
    </style:style>
    <style:style style:name="T4" style:family="text">
      <style:text-properties fo:language="cs" fo:country="CZ" officeooo:rsid="0019d017"/>
    </style:style>
    <style:style style:name="T5" style:family="text">
      <style:text-properties fo:language="cs" fo:country="CZ" officeooo:rsid="00232acd"/>
    </style:style>
    <style:style style:name="T6" style:family="text">
      <style:text-properties fo:language="cs" fo:country="CZ" officeooo:rsid="0023686e"/>
    </style:style>
    <style:style style:name="T7" style:family="text">
      <style:text-properties fo:language="cs" fo:country="CZ" officeooo:rsid="002a6d60"/>
    </style:style>
    <style:style style:name="T8" style:family="text">
      <style:text-properties fo:language="cs" fo:country="CZ" officeooo:rsid="0030ffd6"/>
    </style:style>
    <style:style style:name="T9" style:family="text">
      <style:text-properties fo:language="cs" fo:country="CZ" officeooo:rsid="00334b3c"/>
    </style:style>
    <style:style style:name="T10" style:family="text">
      <style:text-properties fo:language="cs" fo:country="CZ" officeooo:rsid="00353928"/>
    </style:style>
    <style:style style:name="T11" style:family="text">
      <style:text-properties fo:language="cs" fo:country="CZ" officeooo:rsid="0036a012"/>
    </style:style>
    <style:style style:name="T12" style:family="text">
      <style:text-properties fo:language="cs" fo:country="CZ" officeooo:rsid="003865f0"/>
    </style:style>
    <style:style style:name="T13" style:family="text">
      <style:text-properties fo:language="cs" fo:country="CZ" officeooo:rsid="00393a00"/>
    </style:style>
    <style:style style:name="T14" style:family="text">
      <style:text-properties fo:language="cs" fo:country="CZ" officeooo:rsid="0023e4de"/>
    </style:style>
    <style:style style:name="T15" style:family="text">
      <style:text-properties fo:language="cs" fo:country="CZ" officeooo:rsid="003b57a2"/>
    </style:style>
    <style:style style:name="T16" style:family="text">
      <style:text-properties officeooo:rsid="001e66ed"/>
    </style:style>
    <style:style style:name="T17" style:family="text">
      <style:text-properties officeooo:rsid="001ff7f6"/>
    </style:style>
    <style:style style:name="T18" style:family="text">
      <style:text-properties officeooo:rsid="0023686e"/>
    </style:style>
    <style:style style:name="T19" style:family="text">
      <style:text-properties officeooo:rsid="002a6d60"/>
    </style:style>
    <style:style style:name="T20" style:family="text">
      <style:text-properties officeooo:rsid="002b6675"/>
    </style:style>
    <style:style style:name="T21" style:family="text">
      <style:text-properties fo:language="en" fo:country="US" officeooo:rsid="0030ffd6"/>
    </style:style>
    <style:style style:name="T22" style:family="text">
      <style:text-properties officeooo:rsid="00334b3c"/>
    </style:style>
    <style:style style:name="T23" style:family="text">
      <style:text-properties officeooo:rsid="003b57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delané</text:h>
      <text:p text:style-name="P2">Pařezů se zbavují klučením </text:p>
      <text:p text:style-name="P10">pěstují obilí, hrách a jablka</text:p>
      <text:p text:style-name="P9">vyrábí mošty a kvašené alkoholické nápoje</text:p>
      <text:p text:style-name="P2">mají problémy se zvěří, která jim žere úrodu</text:p>
      <text:p text:style-name="P27">pro vodu chod<text:span text:style-name="T1">í ke studánce </text:span><text:span text:style-name="T7">(kéž by existoval jednodušší způsob)</text:span></text:p>
      <text:p text:style-name="P30"/>
      <text:p text:style-name="P28"><text:span text:style-name="T7">A</text:span><text:span text:style-name="T1">rnočt je v partě, která si kupuje pálenku od Rabarů a mají tajnou skrýš v lese, kam chodí chlastat. Arnočtova máma poprosí naše hrdiny, aby se postarali o konec dodávek chlastu.</text:span></text:p>
      <text:p text:style-name="P31">Pokud se nic nezmění, Arnočt se upije k smrti. Pokud chlastání v lesní chatě přestane, Arnočt se rozhodne vycestovat do světa, třeba jako jako člen naší družiny, pokud si to hlavní hrdina bude přát.</text:p>
      <text:h text:style-name="Heading_20_2" text:outline-level="2">Jukiové</text:h>
      <text:p text:style-name="P10">Loví ryby a tuleně</text:p>
      <text:p text:style-name="P1">muži jsou často nevěrní <text:span text:style-name="T19">(kéž by existoval způsob, jak zabránit nechtěnému početí)</text:span>, <text:span text:style-name="T20">proto je ženy nechtějí pouštět ven</text:span></text:p>
      <text:p text:style-name="P12">běžná je prostituce nebo sexuální otrokyně</text:p>
      <text:p text:style-name="P11">kajaky vyžadují údržbu kravím tukem <text:span text:style-name="T19">(kéž by existoval lepší materiál)</text:span></text:p>
      <text:p text:style-name="P8">nadměrná konzumace alkoholu vede k rodinným katastrofám</text:p>
      <text:p text:style-name="P15">pokud Jukijská žena nedokáže kojit své dítě, musí se nakoupit kozí mléko od Rabarů, které Jukiové nanávidí</text:p>
      <text:p text:style-name="P17">Jukijské sauny jsou vyhlášené</text:p>
      <text:p text:style-name="P17"/>
      <text:h text:style-name="Heading_20_3" text:outline-level="3">Malá <text:span text:style-name="T22">Jezerní</text:span> Víla</text:h>
      <text:p text:style-name="P24"><text:span text:style-name="T9">Una se obává, že její manžel Kotku je jí nevěrný – často odchází na ryby večer před setměním a vrací se bez úlovku. Nejspíš </text:span><text:span text:style-name="T10">chodí</text:span><text:span text:style-name="T9"> za jinou ženou </text:span><text:span text:style-name="T12">do</text:span><text:span text:style-name="T9"> n</text:span><text:span text:style-name="T12">ě</text:span><text:span text:style-name="T9">které z vesnic na břehu </text:span><text:span text:style-name="T10">Leki Ifana.</text:span></text:p>
      <text:p text:style-name="P25"><text:span text:style-name="T1">Naši hrdinové zjistí, že Kotku opravdu má milenku, ale není to žena – je to jezerní rusalka. </text:span><text:span text:style-name="T11">Rusalky (kterým jukiové říkají </text:span><text:span text:style-name="T12">Sirikani</text:span><text:span text:style-name="T11">) </text:span><text:span text:style-name="T12">normálně své oběti utopí a sežerou, ale Arika se </text:span><text:span text:style-name="T13">d</text:span><text:span text:style-name="T12">o Kotk</text:span><text:span text:style-name="T13">u zamilovala a pomocí kouzel jej ovládá, aby za ní pravidelně chodil a miloval se s ní.</text:span></text:p>
      <text:p text:style-name="P26"><text:span text:style-name="T13">K</text:span><text:span text:style-name="T1">otku je nešťastný, ale nemůže se ze spárů rusalky sám dostat. Naši hrdinové se musí rozhodnout, zda řeknou Uně pravdu a pomůžou jí rusalku zabít, nebo naopak pomůžou Arice stát se lidskou ženou a vzít si Kotku za muže.</text:span></text:p>
      <text:h text:style-name="Heading_20_2" text:outline-level="2">Rabarové</text:h>
      <text:p text:style-name="P3"><text:span text:style-name="T17">Chovají ovce </text:span><text:span text:style-name="T18">a kozy</text:span><text:span text:style-name="T17">, p</text:span><text:span text:style-name="T16">astviny vytváří </text:span>žďářením</text:p>
      <text:p text:style-name="P19"><text:span text:style-name="T4">Rodinné ohniště ob</text:span><text:span text:style-name="T3">č</text:span><text:span text:style-name="T4">as způsobí požár</text:span></text:p>
      <text:p text:style-name="P5">z kozího mléka vyrábí sýry a alkoholický nápoj kumys</text:p>
      <text:p text:style-name="P20"><text:span text:style-name="T1"><text:s/></text:span><text:span text:style-name="T5">také medovinu </text:span><text:span text:style-name="T6">z lesního medu</text:span></text:p>
      <text:p text:style-name="P4">rabarové pořádají epochální pitky, během kterých se předhánějí v pití <text:span text:style-name="T19">(kéž by existoval lék proti kocovině)</text:span></text:p>
      <text:h text:style-name="Heading_20_2" text:outline-level="2">Kalingové</text:h>
      <text:p text:style-name="P7">Muži mají obavu z ženské nevěry <text:span text:style-name="T19">(kéž by existoval způsob, jak ověřit otcovství), </text:span><text:span text:style-name="T20">proto žárlí a bojí se je <text:s/>pouštět ven samotné</text:span></text:p>
      <text:p text:style-name="P13">když má muž podezření, že dítě není jeho, odnese je do lesa a nechá zemřít, aby se o něj nemusel starat</text:p>
      <text:p text:style-name="P21"><text:soft-page-break/><text:span text:style-name="T2">m</text:span><text:span text:style-name="T1">uži musí podstroupit na prahu dospělosti obřízku</text:span></text:p>
      <text:p text:style-name="P14">kalingové chovají ptactvo, které často úlétá, proto jim zastřihují křídla (kéž by existovali i nelétaví ptáci)</text:p>
      <text:p text:style-name="P15">pro chované ptactvo je třeba <text:s/>někdy nakoupit krmivo od Adelanů, které Kalingové nenávidí</text:p>
      <text:p text:style-name="P16"/>
      <text:h text:style-name="Heading_20_2" text:outline-level="2"><text:span text:style-name="T8">R</text:span><text:span text:style-name="T1">ezové</text:span></text:h>
      <text:p text:style-name="P23"><text:span text:style-name="T21">Rabarsk</text:span><text:span text:style-name="T8">ý loupežník Ezon terorizuje vesnici Pastvinka, kéž by se našlo sedm statečných</text:span></text:p>
      <text:h text:style-name="Heading_20_2" text:outline-level="2">Kontinentálové</text:h>
      <text:p text:style-name="P18"><text:span text:style-name="T1">Vedou partizánský boj prot</text:span><text:span text:style-name="T3">i</text:span><text:span text:style-name="T1"> Cerelusanům</text:span></text:p>
      <text:p text:style-name="P20"><text:span text:style-name="T1">vaří pivo </text:span><text:span text:style-name="T5">a pálenku</text:span></text:p>
      <text:p text:style-name="P22"><text:span text:style-name="T5">m</text:span><text:span text:style-name="T1">ají společné školy, kde bují šikana</text:span></text:p>
      <text:h text:style-name="Heading_20_2" text:outline-level="2">Troglodyti</text:h>
      <text:p text:style-name="P6">Chovají vlky a ostrozuby</text:p>
      <text:p text:style-name="P6"/>
      <text:h text:style-name="Heading_20_2" text:outline-level="2">Cerelusané</text:h>
      <text:p text:style-name="P32"><text:span text:style-name="T14">Staví akvadukty a kamenné silnice<text:line-break/>milují gladiátorské zápasy v aréně<text:line-break/></text:span><text:span text:style-name="T15">Radacharos chce vystoupat na nejvyšší vrcholky včetně toho nejvyššího, což je krajně obtížné pro mráz a nedostatek obživy, </text:span></text:p>
      <text:p text:style-name="P29">provozují otroctví včetně nucené prostituce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6T12:58:44.640000000</meta:creation-date>
    <dc:date>2022-11-15T23:20:31.518000000</dc:date>
    <meta:editing-duration>P2DT12H31M51S</meta:editing-duration>
    <meta:editing-cycles>20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43" meta:word-count="482" meta:character-count="2968" meta:non-whitespace-character-count="2522"/>
  </office:meta>
</office:document-meta>
</file>